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9mm"/>
    </style:style>
    <style:style style:name="co2" style:family="table-column">
      <style:table-column-properties fo:break-before="auto" style:column-width="78.62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6.18mm"/>
    </style:style>
    <style:style style:name="co5" style:family="table-column">
      <style:table-column-properties fo:break-before="auto" style:column-width="45.09mm"/>
    </style:style>
    <style:style style:name="co6" style:family="table-column">
      <style:table-column-properties fo:break-before="auto" style:column-width="75.57mm"/>
    </style:style>
    <style:style style:name="co7" style:family="table-column">
      <style:table-column-properties fo:break-before="auto" style:column-width="85.14mm"/>
    </style:style>
    <style:style style:name="co8" style:family="table-column">
      <style:table-column-properties fo:break-before="auto" style:column-width="20.9mm"/>
    </style:style>
    <style:style style:name="co9" style:family="table-column">
      <style:table-column-properties fo:break-before="auto" style:column-width="57.93mm"/>
    </style:style>
    <style:style style:name="co10" style:family="table-column">
      <style:table-column-properties fo:break-before="auto" style:column-width="36.37mm"/>
    </style:style>
    <style:style style:name="co11" style:family="table-column">
      <style:table-column-properties fo:break-before="auto" style:column-width="54.61mm"/>
    </style:style>
    <style:style style:name="co12" style:family="table-column">
      <style:table-column-properties fo:break-before="auto" style:column-width="87.33mm"/>
    </style:style>
    <style:style style:name="co13" style:family="table-column">
      <style:table-column-properties fo:break-before="auto" style:column-width="22.4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4_5f_Infralineaire">
      <style:table-properties table:display="true" style:writing-mode="lr-tb"/>
    </style:style>
    <style:style style:name="ta3" style:family="table" style:master-page-name="PageStyle_5f_04_5f_Equipement">
      <style:table-properties table:display="true" style:writing-mode="lr-tb"/>
    </style:style>
    <style:style style:name="ce1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3" style:family="table-cell" style:parent-style-name="Normal_20_2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6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6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6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6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6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6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6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6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6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6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6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6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6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6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6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6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6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6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6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6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6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6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6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6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6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6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6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6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6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6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6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6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6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6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6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6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6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6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6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6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6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6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6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6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6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6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6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number-columns-repeated="1016" table:default-cell-style-name="Default"/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nœud amont via id_descritionsystem</text:p>
          </table:table-cell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ment" table:style-name="ta3">
        <office:forms form:automatic-focus="false" form:apply-design-mode="false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0" table:number-columns-repeated="5" table:default-cell-style-name="ce23"/>
        <table:table-column table:style-name="co13" table:number-columns-repeated="1015" table:default-cell-style-name="ce23"/>
        <table:table-row table:style-name="ro1" table:number-rows-repeated="1048560">
          <table:table-cell table:number-columns-repeated="102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2:51:04.8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0_5f_Revision" style:display-name="PageStyle_00_Re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Evenement" style:display-name="PageStyle_02_Eve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Interventiontiers" style:display-name="PageStyle_03_Intervention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Ressource" style:display-name="PageStyle_03_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nvironnement" style:display-name="PageStyle_04_Environn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tudestrategie" style:display-name="PageStyle_04_Etudestrateg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Profil" style:display-name="PageStyle_04_Prof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Modele" style:display-name="PageStyle_05_Mode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Photo" style:display-name="PageStyle_05_Pho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Rasters" style:display-name="PageStyle_05_Ras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opographie" style:display-name="PageStyle_05_Topograph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pport" style:display-name="PageStyle_05_Rapp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1_5f_Objet" style:display-name="PageStyle_01_Ob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etudetravaux" style:display-name="PageStyle_06_Tcetude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intervenant" style:display-name="PageStyle_06_Tcobjetinterven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ressource" style:display-name="PageStyle_06_Tcobjet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zonegeo" style:display-name="PageStyle_06_Tcobjet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travauxdescriptionsystem" style:display-name="PageStyle_06_Tctravaux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" style:display-name="PageStyle_10_auth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_5f_permissions" style:display-name="PageStyle_10_auth_group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permission" style:display-name="PageStyle_10_auth_permi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" style:display-name="PageStyle_10_auth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groups" style:display-name="PageStyle_10_auth_user_gro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bdd" style:display-name="PageStyle_10_b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carto_5f_layer" style:display-name="PageStyle_10_carto_lay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user_5f_permissions" style:display-name="PageStyle_10_auth_user_user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admin_5f_log" style:display-name="PageStyle_10_django_admin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content_5f_type" style:display-name="PageStyle_10_django_content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migrations" style:display-name="PageStyle_10_django_migr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session" style:display-name="PageStyle_10_django_se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messagetiers" style:display-name="PageStyle_10_message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projet" style:display-name="PageStyle_10_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siartelia" style:display-name="PageStyle_10_siarte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ravaux" style:display-name="PageStyle_05_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5f_utilisateur" style:display-name="PageStyle_11_utilisat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45</meta:editing-cycles>
    <meta:creation-date>2019-04-16T08:05:59</meta:creation-date>
    <dc:date>2020-05-11T12:52:06.285000000</dc:date>
    <dc:language>fr-FR</dc:language>
    <meta:editing-duration>PT1H58M20S</meta:editing-duration>
    <meta:generator>LibreOffice/6.2.8.2$Windows_X86_64 LibreOffice_project/f82ddfca21ebc1e222a662a32b25c0c9d20169ee</meta:generator>
    <meta:document-statistic meta:table-count="3" meta:cell-count="9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